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ActiveMQActivationSpec.ge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ActiveMQActivationSpec.setUseRAManagedTransaction( boolean useRAManaged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WebSphereActivationSpecImpl.setMaxBatchSize( int maxBatch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msActivationSpecFactoryTests.activeMQResourceAdapter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ubWebSphereActivationSpecImpl.setMaxConcurrency( int maxCon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ActiveMQActivationSpec.setDestination(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ActiveMQActivationSpec.getMaxMessagesPer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ActiveMQActivationSpec.getMax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WebSphereActivationSpecImpl.setDestination( Destination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ActiveMQActivationSpec.setMaxMessagesPerSessions( int maxMessagesPerSe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WebSphereActivationSpecImpl.getMaxConcurr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ActiveMQActivationSpec.isUseRAManaged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WebSphereActivationSpecImpl.ge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WebSphereActivationSpecImpl.getMaxBatch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msActivationSpecFactoryTests.webSphereResourceAdapter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ubActiveMQActivationSpec.setMaxSessions( int maxSe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